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number text:level="1" text:style-name="Numbering_20_Symbols" style:num-format="1" text:start-value="1" style:num-suffix=".">
        <style:list-level-properties text:space-before="0.0in" text:min-label-width="0.4in"/>
      </text:list-level-style-number>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number text:level="1" text:style-name="Numbering_20_Symbols" style:num-format="1" text:start-value="2" style:num-suffix=".">
        <style:list-level-properties text:space-before="0.0in" text:min-label-width="0.4in"/>
      </text:list-level-style-number>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3" style:num-suffix=".">
        <style:list-level-properties text:space-before="0.0in" text:min-label-width="0.4in"/>
      </text:list-level-style-number>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office:automatic-styles>
  <office:body>
    <office:text>
      <text:h text:style-name="Heading_20_1" text:outline-level="1">OAS</text:h>
      <text:h text:style-name="Heading_20_2" text:outline-level="2">Preguntas de examen</text:h>
      <text:list text:style-name="L1">
        <text:list-item>
          <text:p text:style-name="P1">Como se concreta la estructura de una organización</text:p>
          <text:list text:style-name="L2">
            <text:list-item>
              <text:p text:style-name="P2">Materialización de la organización</text:p>
              <text:list text:style-name="L3">
                <text:list-item>
                  <text:p text:style-name="P3">Organigrama</text:p>
                </text:list-item>
                <text:list-item>
                  <text:p text:style-name="P3">Flujograma</text:p>
                </text:list-item>
                <text:list-item>
                  <text:p text:style-name="P3">Procesos</text:p>
                </text:list-item>
                <text:list-item>
                  <text:p text:style-name="P3">Manuales de Instrucción</text:p>
                </text:list-item>
              </text:list>
            </text:list-item>
            <text:list-item>
              <text:p text:style-name="P2">Tipo de Organización / Relevamiento</text:p>
              <text:list text:style-name="L4">
                <text:list-item>
                  <text:p text:style-name="P4">Lineal</text:p>
                </text:list-item>
                <text:list-item>
                  <text:p text:style-name="P4">Estructuralmente</text:p>
                </text:list-item>
                <text:list-item>
                  <text:p text:style-name="P4">Funcional</text:p>
                </text:list-item>
              </text:list>
            </text:list-item>
            <text:list-item>
              <text:p text:style-name="P2">Entorno + Medio</text:p>
            </text:list-item>
          </text:list>
        </text:list-item>
      </text:list>
      <text:p text:style-name="First_20_paragraph">Cap III, pagina 21. Administración.</text:p>
      <text:list text:style-name="L5">
        <text:list-item>
          <text:p text:style-name="P5">En que se basan los sistemas y organizaciones y como están relacionadas entre si?</text:p>
        </text:list-item>
      </text:list>
      <text:p text:style-name="First_20_paragraph">ORGANIZACIÓN. Ver Apunte de Administración. Relación entre los puestos que integran una oficina o dependencia. Hay también desarrollos para llegar a un fin. Organización es una estructura socio-funcional con un centro de control que modela la estructura, hay un circuito de información y busca asignar recursos para llegar a su fin.</text:p>
      <text:p text:style-name="Text_20_body">Esta es la relación entre organización y sistema. Ambas tienen un fin, con componentes humanos y materiales que se gestionan.</text:p>
      <text:p text:style-name="Text_20_body">SISTEMA. Conjunto de elementos humanos y mecánicos para llegar a un fin.</text:p>
      <text:list text:style-name="L6">
        <text:list-item>
          <text:p text:style-name="P6">1 b Que avances trajo los sistemas informáticos a las organización ?</text:p>
        </text:list-item>
        <text:list-item>
          <text:p text:style-name="P6">Ayuda a establecer un orden lógico a la hora de realizar las actividades en las organizaciones.</text:p>
        </text:list-item>
      </text:list>
      <text:list text:style-name="L7">
        <text:list-item>
          <text:p text:style-name="P7">Están relacionados sistemas proceso, procedimiento y tarea ? De que forma.</text:p>
        </text:list-item>
      </text:list>
      <text:list text:style-name="L8">
        <text:list-item>
          <text:p text:style-name="P8">Sí se relacionan. Uno contiene a otro. El sistema consiste en un conjunto de procesos … Página 39. Libro de Lardent.</text:p>
        </text:list-item>
      </text:list>
      <text:list text:style-name="L9">
        <text:list-item>
          <text:p text:style-name="P9">Que relacion hay entre el planeamiento, diseño y modelación de sistemas</text:p>
        </text:list-item>
      </text:list>
      <text:list text:style-name="L10">
        <text:list-item>
          <text:p text:style-name="P10">En diseño se consideran las soluciones a los problemas planteados y se selecciona la mejor alternativa.</text:p>
        </text:list-item>
      </text:list>
      <text:p text:style-name="First_20_paragraph">[23:51, 7/25/2021] Luciano: Como era la relacion entre planeamiento y relevamiento? [23:55, 7/25/2021] BJ: En relevamiento se consideran los problemas planteados en el mandato y sus posibles diagnosticos.</text:p>
      <text:list text:style-name="L11">
        <text:list-item>
          <text:p text:style-name="P11">Que es organizacion</text:p>
        </text:list-item>
        <text:list-item>
          <text:p text:style-name="P11">Procesamiento</text:p>
        </text:list-item>
        <text:list-item>
          <text:p text:style-name="P11">Relación entre esas cosas Todas las organizaciones tienen una red de procedimiento. Ahí se pueden ver los detalles de procedimiento administrativo.</text:p>
        </text:list-item>
        <text:list-item>
          <text:p text:style-name="P11">Cuáles son los pasos de la metodología</text:p>
        </text:list-item>
        <text:list-item>
          <text:p text:style-name="P11">En qué ayuda la metodología. IMPORTANTE Pros y Contras. Reduce costos. Parcial 2. Respuesta 3. Beneficios. Respuesta 4. Importancia.</text:p>
        </text:list-item>
        <text:list-item>
          <text:p text:style-name="P11">Metodología</text:p>
        </text:list-item>
        <text:list-item>
          <text:p text:style-name="P11">Primero, que ventajas tenía yo como analista, de utilizar una metodología de sistemas.</text:p>
          <text:list text:style-name="L12">
            <text:list-item>
              <text:p text:style-name="P12">Me permite trabajar con calidad, velocidad, economía, coordinación y control, etc. Estos son los objetivos de los procedimientos administrativos.</text:p>
            </text:list-item>
          </text:list>
        </text:list-item>
        <text:list-item>
          <text:p text:style-name="P11">Después que le diga cuáles eran las etapas de la metodología clásica, y me pidió describir etapa preguntar y me preguntó que hacía en la planificación.</text:p>
        </text:list-item>
      </text:list>
      <text:list text:style-name="L13">
        <text:list-item>
          <text:p text:style-name="P13">Estudio preliminar</text:p>
        </text:list-item>
        <text:list-item>
          <text:p text:style-name="P13">Planeamiento</text:p>
        </text:list-item>
        <text:list-item>
          <text:p text:style-name="P13">Relevamiento</text:p>
        </text:list-item>
        <text:list-item>
          <text:p text:style-name="P13">Diagnóstico</text:p>
        </text:list-item>
        <text:list-item>
          <text:p text:style-name="P13">Diseño</text:p>
          <text:list text:style-name="L14">
            <text:list-item>
              <text:p text:style-name="P14">Diseño global</text:p>
            </text:list-item>
            <text:list-item>
              <text:p text:style-name="P14">Factibilidad / Justificación</text:p>
            </text:list-item>
            <text:list-item>
              <text:p text:style-name="P14">Presentación de nuevo proceso / informe</text:p>
            </text:list-item>
            <text:list-item>
              <text:p text:style-name="P14">Diseño detallado</text:p>
            </text:list-item>
          </text:list>
        </text:list-item>
        <text:list-item>
          <text:p text:style-name="P13">Implementación</text:p>
          <text:list text:style-name="L15">
            <text:list-item>
              <text:p text:style-name="P15">Preparación</text:p>
            </text:list-item>
            <text:list-item>
              <text:p text:style-name="P15">Conversión</text:p>
            </text:list-item>
            <text:list-item>
              <text:p text:style-name="P15">Puesta en marcha</text:p>
            </text:list-item>
          </text:list>
        </text:list-item>
        <text:list-item>
          <text:p text:style-name="P13">Seguimiento y Control</text:p>
          <text:list text:style-name="L16">
            <text:list-item>
              <text:p text:style-name="P16">En esta etapa (planificación) se busca el mejor aprovechamiento de recursos para ejecutar el proceso de análisis. El acuerdo de tiempo estimado con la organización tiene una función de tipo imperativa. Así se gestiona en el día a día del proyecto. Al finalizar el mandato se revisa lo acordado.</text:p>
            </text:list-item>
          </text:list>
        </text:list-item>
      </text:list>
      <text:list text:style-name="L17">
        <text:list-item>
          <text:p text:style-name="P17">Por último me preguntó que relación había entre la etapa de planificación y el relevamiento.</text:p>
          <text:list text:style-name="L18">
            <text:list-item>
              <text:p text:style-name="P18">Se busca la información para transformar las opiniones en hechos, y un control cruzado, y se respete la objetividad en recolección y registro. Identificar los focos de decisiones, y las cargas de trabajo, y los formularios que se relacionan con las tareas. Considerar la calidad de información, que sea precisa, de su fuente de origen, y se considere la política de la organización. El analista debe diferenciar dato, hecho, opinión, deducciones, informaciones.</text:p>
            </text:list-item>
          </text:list>
        </text:list-item>
        <text:list-item>
          <text:p text:style-name="P17">Me pregunto que conforma a una estructura</text:p>
        </text:list-item>
        <text:list-item>
          <text:p text:style-name="P17">Y que ventajas brinda usar una metodología. IMPORTANTE</text:p>
        </text:list-item>
      </text:list>
      <text:p text:style-name="First_20_paragraph">GENERAL considerar costos/beneficios y los resultados intangibles como tarjeta naran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